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Noto Mono" svg:font-family="'Noto Mono'" style:font-adornments="Bold" style:font-pitch="variable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List_20_Entry">
      <style:text-properties officeooo:rsid="0014cbab" officeooo:paragraph-rsid="0014cbab"/>
    </style:style>
    <style:style style:name="P2" style:family="paragraph" style:parent-style-name="Text_20_body" style:list-style-name="L1">
      <style:text-properties officeooo:rsid="0014cbab" officeooo:paragraph-rsid="0014cbab"/>
    </style:style>
    <style:style style:name="P3" style:family="paragraph" style:parent-style-name="Text_20_body" style:list-style-name="L1">
      <style:text-properties officeooo:rsid="0018f10a" officeooo:paragraph-rsid="0018f10a"/>
    </style:style>
    <style:style style:name="T1" style:family="text">
      <style:text-properties fo:language="en" fo:country="US" officeooo:rsid="07fadf25"/>
    </style:style>
    <style:style style:name="T2" style:family="text">
      <style:text-properties fo:language="en" fo:country="US" officeooo:rsid="077f5d9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648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style </text:span><text:span text:style-name="T2">LibreOffice menu commands like: </text:span><text:span text:style-name="Menu-Shortcut"><text:span text:style-name="T2">File | Save</text:span></text:span><text:span text:style-name="T2">.</text:span><text:span text:style-name="Menu-Shortcut"><text:span text:style-name="T2"> </text:span></text:span></text:p>
      <text:p text:style-name="P1"><text:span text:style-name="Menu-Shortcut"><text:span text:style-name="T2"/></text:span></text:p>
      <text:h text:style-name="Heading_20_2" text:outline-level="2">Git commands:</text:h>
      <text:list xml:id="list3465153854" text:style-name="L1">
        <text:list-item>
          <text:p text:style-name="P2"><text:span text:style-name="Menu-Shortcut">git status</text:span> — will show the status of the files in your repo.</text:p>
        </text:list-item>
        <text:list-item>
          <text:p text:style-name="P2"><text:span text:style-name="Menu-Shortcut">git add filespec</text:span> — will add files to git</text:p>
        </text:list-item>
        <text:list-item>
          <text:p text:style-name="P2"><text:span text:style-name="Menu-Shortcut">git co</text:span><text:span text:style-name="Menu-Shortcut"><text:span text:style-name="T5">m</text:span></text:span><text:span text:style-name="Menu-Shortcut">mit --all -</text:span><text:span text:style-name="Menu-Shortcut"><text:span text:style-name="T4">m “comment”</text:span></text:span><text:span text:style-name="T4"> </text:span><text:span text:style-name="T3"><text:s/>–</text:span><text:span text:style-name="T4"> will commit all tracked files</text:span></text:p>
        </text:list-item>
        <text:list-item>
          <text:p text:style-name="P3"><text:span text:style-name="Menu-Shortcut"><text:span text:style-name="T4">git push</text:span></text:span><text:span text:style-name="T4"> — to push the changes to GitHub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Noto Mono" svg:font-family="'Noto Mono'" style:font-adornments="Bold" style:font-pitch="variable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Body_20_Text" style:display-name="Body Text" style:family="paragraph" style:parent-style-name="Standard" style:next-style-name="Body_20_Text_20_First_20_Indent" style:master-page-name="">
      <style:paragraph-properties fo:margin-top="0.0598in" fo:margin-bottom="0.1in" style:contextual-spacing="false" fo:text-align="start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fo:language="en" fo:country="US" style:font-name-complex="Noto Serif2" style:font-family-complex="'Noto Serif'" style:font-style-name-complex="Condensed" style:font-family-generic-complex="roman" style:font-pitch-complex="variable" fo:hyphenate="false" fo:hyphenation-remain-char-count="2" fo:hyphenation-push-char-count="2" loext:hyphenation-no-caps="true"/>
    </style:style>
    <style:style style:name="Body_20_Text_20_First_20_Indent" style:display-name="Body Text First Indent" style:family="paragraph" style:parent-style-name="Body_20_Text" style:master-page-name="">
      <style:paragraph-properties fo:margin-left="0in" fo:margin-right="0in" fo:margin-top="0in" fo:margin-bottom="0.1in" style:contextual-spacing="false" fo:text-align="start" style:justify-single-word="false" fo:hyphenation-ladder-count="no-limit" fo:text-indent="0in" style:auto-text-indent="false" style:page-number="auto"/>
      <style:text-properties fo:language="en" fo:country="US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true"/>
    </style:style>
    <style:style style:name="List_20_Entry" style:display-name="List Entry" style:family="paragraph" style:parent-style-name="Body_20_Text">
      <style:paragraph-properties fo:margin-top="0.0201in" fo:margin-bottom="0.0402in" style:contextual-spacing="false"/>
      <style:text-properties fo:language="en" fo:country="US" officeooo:rsid="077f5d9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Menu-Shortcut" style:family="text">
      <style:text-properties style:font-name="Noto Mono" fo:font-family="'Noto Mono'" style:font-style-name="Bold" style:font-pitch="variable" fo:font-size="12pt" fo:font-weight="bold" style:font-weight-asian="bold" style:font-name-complex="Times New Roman" style:font-family-complex="'Times New Roman'" style:font-style-name-complex="Regular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1-06-25T09:38:44.932921376</meta:creation-date>
    <dc:date>2021-06-25T14:11:27.488687625</dc:date>
    <dc:creator>David Snow</dc:creator>
    <meta:editing-duration>PT5M8S</meta:editing-duration>
    <meta:editing-cycles>3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6" meta:word-count="54" meta:character-count="272" meta:non-whitespace-character-count="223"/>
  </office:meta>
</office:document-meta>
</file>